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7cm" fo:min-width="3.0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437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413cm" svg:x="1.635cm" svg:y="2.27cm">
          <text:p text:style-name="P1">Prompt user</text:p>
          <text:p text:style-name="P1">for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413cm" svg:x="7.985cm" svg:y="2.27cm">
          <text:p text:style-name="P1">Encode with</text:p>
          <text:p text:style-name="P1">ROT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413cm" svg:x="14.97cm" svg:y="2.27cm">
          <text:p text:style-name="P1">Output</text:p>
          <text:p text:style-name="P1">encry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54cm" svg:x="2.27cm" svg:y="6.08cm">
          <text:p text:style-name="P1">store input()</text:p>
          <text:p text:style-name="P1">as str</text:p>
          <text:p text:style-name="P1">In v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667cm" svg:x="7.985cm" svg:y="6.08cm">
          <text:p text:style-name="P1">Take var</text:p>
          <text:p text:style-name="P1">add each char</text:p>
          <text:p text:style-name="P1">Into li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37cm" svg:height="2.54cm" svg:x="15.605cm" svg:y="6.08cm"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302cm" svg:y1="4.683cm" svg:x2="4.302cm" svg:y2="6.08cm">
          <text:p/>
        </draw:line>
        <draw:line draw:style-name="gr5" draw:text-style-name="P2" draw:layer="layout" svg:x1="10.525cm" svg:y1="4.683cm" svg:x2="10.525cm" svg:y2="6.08cm">
          <text:p/>
        </draw:line>
        <draw:line draw:style-name="gr5" draw:text-style-name="P2" draw:layer="layout" svg:x1="17.51cm" svg:y1="4.556cm" svg:x2="17.51cm" svg:y2="6.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0:32:46.441398864</meta:creation-date>
    <dc:date>2020-06-11T14:39:33.808136313</dc:date>
    <meta:editing-duration>PT3H16M16S</meta:editing-duration>
    <meta:editing-cycles>2</meta:editing-cycles>
    <meta:generator>LibreOffice/6.4.3.2$Linux_X86_64 LibreOffice_project/40$Build-2</meta:generator>
    <meta:document-statistic meta:object-count="9"/>
  </office:meta>
</office:document-meta>
</file>